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eb613d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0c0c0" draw:textarea-horizontal-align="justify" draw:textarea-vertical-align="middle" draw:auto-grow-height="false"/>
    </style:style>
    <style:style style:name="gr6" style:family="graphic" style:parent-style-name="objectwithoutfill">
      <style:graphic-properties draw:stroke="dash" draw:stroke-dash="Fine_20_Dashed_20__28_var_29_"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gr7" style:family="graphic" style:parent-style-name="standard">
      <style:graphic-properties draw:stroke="none" svg:stroke-color="#000000" draw:fill="none" draw:fill-color="#ffffff" fo:min-height="0.45cm"/>
    </style:style>
    <style:style style:name="gr8" style:family="graphic" style:parent-style-name="standard">
      <style:graphic-properties draw:stroke="none" svg:stroke-color="#000000" draw:fill="none" draw:fill-color="#ffffff" fo:min-height="1.45cm"/>
    </style:style>
    <style:style style:name="gr9" style:family="graphic" style:parent-style-name="objectwithoutfill">
      <style:graphic-properties svg:stroke-color="#008000" draw:marker-end="Arrow" draw:marker-end-width="0.3cm" draw:fill="none" draw:textarea-vertical-align="middle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objectwithoutfill">
      <style:graphic-properties svg:stroke-color="#c0c0c0" draw:marker-end="Arrow" draw:marker-end-width="0.3cm" draw:fill="none" draw:textarea-vertical-align="middle"/>
    </style:style>
    <style:style style:name="gr12" style:family="graphic" style:parent-style-name="standard">
      <style:graphic-properties draw:fill="solid" draw:fill-color="#5c8526" draw:textarea-horizontal-align="justify" draw:textarea-vertical-align="middle" draw:auto-grow-height="false"/>
    </style:style>
    <style:style style:name="gr13" style:family="graphic" style:parent-style-name="objectwithoutfill">
      <style:graphic-properties svg:stroke-color="#c0c0c0" draw:marker-start="Arrow" draw:marker-start-width="0.3cm" draw:marker-end="Arrow" draw:marker-end-width="0.3cm" draw:fill="none" draw:textarea-vertical-align="middle"/>
    </style:style>
    <style:style style:name="gr14" style:family="graphic" style:parent-style-name="objectwithoutfill">
      <style:graphic-properties svg:stroke-width="0.1cm" svg:stroke-color="#808080" draw:marker-start-width="0.35cm" draw:marker-end-width="0.35cm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color="#666666" fo:font-family="'Ubuntu Medium'" style:font-pitch="variable" fo:font-weight="bold" style:font-weight-asian="bold" style:font-weight-complex="bold"/>
    </style:style>
    <style:style style:name="P4" style:family="paragraph">
      <style:text-properties fo:color="#666666" fo:font-family="'Ubuntu Medium'" style:font-pitch="variable" fo:font-weight="bold" style:font-weight-asian="bold" style:font-weight-complex="bold"/>
    </style:style>
    <style:style style:name="P5" style:family="paragraph">
      <style:paragraph-properties fo:text-align="center"/>
      <style:text-properties fo:color="#666666" fo:font-family="'Ubuntu Medium'" style:font-pitch="variable" fo:font-size="24pt" style:text-underline-style="none" fo:font-weight="normal" style:font-size-asian="24pt" style:font-weight-asian="normal" style:font-size-complex="24pt" style:font-weight-complex="normal"/>
    </style:style>
    <style:style style:name="P6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text-underline-style="none" fo:font-weight="normal" style:font-weight-asian="normal" style:font-weight-complex="normal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xml:id="id7" draw:id="id7" draw:layer="layout" svg:width="2.7cm" svg:height="1.1cm" svg:x="24.5cm" svg:y="8.8cm">
          <text:p text:style-name="P1"><text:span text:style-name="T1">mak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9" draw:id="id9" draw:layer="layout" svg:width="2.7cm" svg:height="1.1cm" svg:x="24.5cm" svg:y="6.7cm">
          <text:p text:style-name="P1"><text:span text:style-name="T1">err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10" draw:id="id10" draw:layer="layout" svg:width="2.7cm" svg:height="1.1cm" svg:x="19cm" svg:y="11.7cm">
          <text:p text:style-name="P1"><text:span text:style-name="T1">util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6" draw:id="id6" draw:layer="layout" svg:width="2.7cm" svg:height="1.1cm" svg:x="19cm" svg:y="9.8cm">
          <text:p text:style-name="P1"><text:span text:style-name="T1">validator</text:span></text:p>
          <draw:enhanced-geometry svg:viewBox="0 0 21600 21600" draw:type="rectangle" draw:enhanced-path="M 0 0 L 21600 0 21600 21600 0 21600 0 0 Z N"/>
        </draw:custom-shape>
        <draw:custom-shape draw:style-name="gr2" draw:text-style-name="P1" xml:id="id5" draw:id="id5" draw:layer="layout" svg:width="2.7cm" svg:height="1.1cm" svg:x="14.9cm" svg:y="8.7cm">
          <text:p text:style-name="P1"><text:span text:style-name="T1">config</text:span>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2.7cm" svg:height="1.1cm" svg:x="6.6cm" svg:y="8.7cm">
          <text:p text:style-name="P1"><text:span text:style-name="T1">moni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xml:id="id4" draw:id="id4" draw:layer="layout" svg:width="2.7cm" svg:height="1.1cm" svg:x="10.9cm" svg:y="9.8cm">
          <text:p text:style-name="P1"><text:span text:style-name="T1">senso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xml:id="id3" draw:id="id3" draw:layer="layout" svg:width="2.7cm" svg:height="1.1cm" svg:x="10.9cm" svg:y="7.6cm">
          <text:p text:style-name="P1"><text:span text:style-name="T1">server</text:span></text:p>
          <draw:enhanced-geometry svg:viewBox="0 0 21600 21600" draw:type="rectangle" draw:enhanced-path="M 0 0 L 21600 0 21600 21600 0 21600 0 0 Z N"/>
        </draw:custom-shape>
        <draw:custom-shape draw:style-name="gr5" draw:text-style-name="P1" xml:id="id1" draw:id="id1" draw:layer="layout" svg:width="2.7cm" svg:height="1.1cm" svg:x="1.9cm" svg:y="10.8cm">
          <text:p text:style-name="P1"><text:span text:style-name="T1">alinex</text:span></text:p>
          <draw:enhanced-geometry svg:viewBox="0 0 21600 21600" draw:type="rectangle" draw:enhanced-path="M 0 0 L 21600 0 21600 21600 0 21600 0 0 Z N"/>
        </draw:custom-shape>
        <draw:line draw:style-name="gr6" draw:text-style-name="P2" draw:layer="layout" svg:x1="5.9cm" svg:y1="3.4cm" svg:x2="5.9cm" svg:y2="20cm">
          <text:p/>
        </draw:line>
        <draw:frame draw:style-name="gr7" draw:text-style-name="P4" draw:layer="layout" svg:width="4.4cm" svg:height="0.963cm" svg:x="1.2cm" svg:y="3.3cm">
          <draw:text-box>
            <text:p text:style-name="P3">Application</text:p>
          </draw:text-box>
        </draw:frame>
        <draw:frame draw:style-name="gr7" draw:text-style-name="P3" draw:layer="layout" svg:width="4.4cm" svg:height="0.963cm" svg:x="5.8cm" svg:y="3.301cm">
          <draw:text-box>
            <text:p text:style-name="P3">App</text:p>
          </draw:text-box>
        </draw:frame>
        <draw:frame draw:style-name="gr7" draw:text-style-name="P3" draw:layer="layout" svg:width="12.6cm" svg:height="0.963cm" svg:x="10.2cm" svg:y="3.301cm">
          <draw:text-box>
            <text:p text:style-name="P3">Modules</text:p>
          </draw:text-box>
        </draw:frame>
        <draw:frame draw:style-name="gr7" draw:text-style-name="P4" draw:layer="layout" svg:width="5.8cm" svg:height="0.963cm" svg:x="22.8cm" svg:y="3.301cm">
          <draw:text-box>
            <text:p text:style-name="P3">Development</text:p>
          </draw:text-box>
        </draw:frame>
        <draw:line draw:style-name="gr6" draw:text-style-name="P2" draw:layer="layout" svg:x1="10.1cm" svg:y1="3.4cm" svg:x2="10.1cm" svg:y2="20cm">
          <text:p/>
        </draw:line>
        <draw:line draw:style-name="gr6" draw:text-style-name="P2" draw:layer="layout" svg:x1="22.8cm" svg:y1="3.4cm" svg:x2="22.8cm" svg:y2="19cm">
          <text:p/>
        </draw:line>
        <draw:frame draw:style-name="gr8" draw:text-style-name="P5" draw:layer="layout" svg:width="27.7cm" svg:height="1.7cm" svg:x="1cm" svg:y="1cm">
          <draw:text-box>
            <text:p text:style-name="P5"><text:span text:style-name="T2">Packages of the Alinex Universe</text:span></text:p>
          </draw:text-box>
        </draw:frame>
        <draw:connector draw:style-name="gr9" draw:text-style-name="P2" draw:layer="layout" draw:type="curve" svg:x1="4.6cm" svg:y1="11.35cm" svg:x2="6.6cm" svg:y2="9.25cm" draw:start-shape="id1" draw:start-glue-point="1" draw:end-shape="id2" draw:end-glue-point="3" svg:d="m4600 11350c1500 0 500-2100 2000-2100">
          <text:p/>
        </draw:connector>
        <draw:connector draw:style-name="gr10" draw:text-style-name="P2" draw:layer="layout" draw:type="curve" svg:x1="9.3cm" svg:y1="9.25cm" svg:x2="10.9cm" svg:y2="8.15cm" draw:start-shape="id2" draw:start-glue-point="1" draw:end-shape="id3" draw:end-glue-point="3" svg:d="m9300 9250c1200 0 400-1100 1600-1100">
          <text:p/>
        </draw:connector>
        <draw:connector draw:style-name="gr10" draw:text-style-name="P2" draw:layer="layout" draw:type="curve" svg:x1="9.3cm" svg:y1="9.25cm" svg:x2="10.9cm" svg:y2="10.35cm" draw:start-shape="id2" draw:start-glue-point="1" draw:end-shape="id4" draw:end-glue-point="3" svg:d="m9300 9250c1200 0 400 1100 1600 1100">
          <text:p/>
        </draw:connector>
        <draw:connector draw:style-name="gr10" draw:text-style-name="P2" draw:layer="layout" draw:type="curve" svg:x1="13.6cm" svg:y1="10.35cm" svg:x2="14.9cm" svg:y2="9.25cm" draw:start-shape="id4" draw:start-glue-point="1" draw:end-shape="id5" draw:end-glue-point="3" svg:d="m13600 10350c975 0 325-1100 1300-1100">
          <text:p/>
        </draw:connector>
        <draw:connector draw:style-name="gr10" draw:text-style-name="P2" draw:layer="layout" draw:type="curve" svg:x1="17.6cm" svg:y1="9.25cm" svg:x2="19cm" svg:y2="10.35cm" draw:start-shape="id5" draw:start-glue-point="1" draw:end-shape="id6" draw:end-glue-point="3" svg:d="m17600 9250c1050 0 350 1100 1400 1100">
          <text:p/>
        </draw:connector>
        <draw:connector draw:style-name="gr11" draw:text-style-name="P2" draw:layer="layout" draw:type="curve" svg:x1="22.369cm" svg:y1="9.38cm" svg:x2="24.5cm" svg:y2="9.35cm" draw:end-shape="id7" draw:end-glue-point="3" svg:d="m22369 9380c1222 0 157-30 2131-30">
          <text:p/>
        </draw:connector>
        <draw:connector draw:style-name="gr11" draw:text-style-name="P2" draw:layer="layout" draw:type="curve" svg:x1="22.3cm" svg:y1="7.23cm" svg:x2="24.431cm" svg:y2="7.2cm" svg:d="m22300 7230c1599 0 534-30 2131-30">
          <text:p/>
        </draw:connector>
        <draw:custom-shape draw:style-name="gr5" draw:text-style-name="P6" draw:layer="layout" svg:width="1.9cm" svg:height="0.7cm" svg:x="18.4cm" svg:y="19.3cm">
          <text:p text:style-name="P2"><text:span text:style-name="T3">planned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6" draw:layer="layout" svg:width="1.9cm" svg:height="0.7cm" svg:x="20.5cm" svg:y="19.3cm">
          <text:p text:style-name="P2"><text:span text:style-name="T3">develop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6" draw:layer="layout" svg:width="1.9cm" svg:height="0.7cm" svg:x="24.7cm" svg:y="19.3cm">
          <text:p text:style-name="P2"><text:span text:style-name="T3">min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2" draw:text-style-name="P6" draw:layer="layout" svg:width="1.9cm" svg:height="0.7cm" svg:x="26.8cm" svg:y="19.3cm">
          <text:p text:style-name="P2"><text:span text:style-name="T3">majo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6" draw:layer="layout" svg:width="1.9cm" svg:height="0.7cm" svg:x="22.6cm" svg:y="19.3cm">
          <text:p text:style-name="P2"><text:span text:style-name="T3">alpha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8" draw:id="id8" draw:layer="layout" svg:width="2.7cm" svg:height="1.1cm" svg:x="19cm" svg:y="7.7cm">
          <text:p text:style-name="P1"><text:span text:style-name="T1">fs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draw:type="curve" svg:x1="17.6cm" svg:y1="9.25cm" svg:x2="19cm" svg:y2="8.25cm" draw:start-shape="id5" draw:start-glue-point="1" draw:end-shape="id8" svg:d="m17600 9250c1050 0 350-1000 1400-1000">
          <text:p/>
        </draw:connector>
        <draw:connector draw:style-name="gr13" draw:text-style-name="P2" draw:layer="layout" draw:type="line" svg:x1="25.85cm" svg:y1="7.8cm" svg:x2="25.85cm" svg:y2="8.8cm" draw:start-shape="id9" draw:start-glue-point="2" draw:end-shape="id7" draw:end-glue-point="0" svg:d="m25850 7800v1000">
          <text:p/>
        </draw:connector>
        <draw:connector draw:style-name="gr10" draw:text-style-name="P2" draw:layer="layout" draw:type="curve" svg:x1="9.3cm" svg:y1="9.25cm" svg:x2="14.9cm" svg:y2="9.25cm" draw:start-shape="id2" draw:start-glue-point="1" draw:end-shape="id5" draw:end-glue-point="3" svg:d="m9300 9250h5600">
          <text:p/>
        </draw:connector>
        <draw:connector draw:style-name="gr10" draw:text-style-name="P2" draw:layer="layout" draw:type="curve" draw:line-skew="0.175cm" svg:x1="9.3cm" svg:y1="9.25cm" svg:x2="19cm" svg:y2="10.35cm" draw:start-shape="id2" draw:start-glue-point="1" draw:end-shape="id6" draw:end-glue-point="3" svg:d="m9300 9250c7537 0 2688 1100 9700 1100">
          <text:p/>
        </draw:connector>
        <draw:connector draw:style-name="gr10" draw:text-style-name="P2" draw:layer="layout" draw:type="curve" svg:x1="13.6cm" svg:y1="10.35cm" svg:x2="19cm" svg:y2="12.25cm" draw:start-shape="id4" draw:start-glue-point="1" draw:end-shape="id10" draw:end-glue-point="3" svg:d="m13600 10350c4050 0 1350 1900 5400 1900">
          <text:p/>
        </draw:connector>
        <draw:connector draw:style-name="gr10" draw:text-style-name="P2" draw:layer="layout" draw:type="curve" svg:x1="13.6cm" svg:y1="8.15cm" svg:x2="14.9cm" svg:y2="9.25cm" draw:start-shape="id3" draw:start-glue-point="1" draw:end-shape="id5" draw:end-glue-point="3" svg:d="m13600 8150c975 0 325 1100 1300 1100">
          <text:p/>
        </draw:connector>
        <draw:connector draw:style-name="gr10" draw:text-style-name="P2" draw:layer="layout" draw:type="curve" svg:x1="20.35cm" svg:y1="10.9cm" svg:x2="20.35cm" svg:y2="11.7cm" draw:start-shape="id6" draw:start-glue-point="2" draw:end-shape="id10" draw:end-glue-point="0" svg:d="m20350 10900v800">
          <text:p/>
        </draw:connector>
        <draw:line draw:style-name="gr14" draw:text-style-name="P2" draw:layer="layout" svg:x1="3.5cm" svg:y1="2.3cm" svg:x2="25cm" svg:y2="2.3cm">
          <text:p/>
        </draw:line>
        <draw:connector draw:style-name="gr11" draw:text-style-name="P2" draw:layer="layout" draw:type="curve" svg:x1="13.6cm" svg:y1="10.35cm" svg:x2="19cm" svg:y2="10.35cm" draw:start-shape="id4" draw:start-glue-point="1" draw:end-shape="id6" svg:d="m13600 10350h540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Alexander Schilling</meta:initial-creator>
    <meta:creation-date>2014-08-18T08:29:53</meta:creation-date>
    <dc:date>2014-08-18T10:04:39</dc:date>
    <dc:creator>Alexander Schilling</dc:creator>
    <meta:editing-duration>PT1H19M36S</meta:editing-duration>
    <meta:editing-cycles>4</meta:editing-cycles>
    <meta:generator>LibreOffice/3.6$Linux_X86_64 LibreOffice_project/360m1$Build-2</meta:generator>
    <meta:printed-by>Alexander Schilling</meta:printed-by>
    <meta:print-date>2014-08-18T09:19:31</meta:print-date>
    <meta:document-statistic meta:object-count="39"/>
  </office:meta>
</office:document-meta>
</file>